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Noto Sans Symbols1" svg:font-family="'Noto Sans Symbols'" style:font-family-generic="system" style:font-pitch="variable"/>
  </office:font-face-decls>
  <office:automatic-styles>
    <style:style style:name="P1" style:family="paragraph" style:parent-style-name="Standard">
      <style:paragraph-properties fo:margin-left="0in" fo:margin-right="0in" fo:margin-top="0in" fo:margin-bottom="0.111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111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P3" style:family="paragraph" style:parent-style-name="Standard" style:master-page-name="Standard">
      <style:paragraph-properties fo:margin-left="0in" fo:margin-right="0in" fo:margin-top="0in" fo:margin-bottom="0.111in" loext:contextual-spacing="false" fo:line-height="100%" fo:text-align="center" style:justify-single-word="false" fo:keep-together="auto" fo:orphans="2" fo:widows="2" fo:text-indent="0in" style:auto-text-indent="false" style:page-number="1" fo:break-before="auto" fo:break-after="auto" fo:padding="0in" fo:border="none" fo:keep-with-next="auto"/>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P5" style:family="paragraph" style:parent-style-name="Standard" style:list-style-name="WWNum1">
      <style:paragraph-properties fo:margin-left="0.5in" fo:margin-right="0in" fo:margin-top="0in" fo:margin-bottom="0.111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T1" style:family="text">
      <style:text-properties fo:font-variant="normal" fo:text-transform="none" fo:color="#ff0000" style:text-line-through-style="none" style:text-line-through-type="none" style:text-position="0% 100%" style:font-name="Arial" fo:font-size="18pt"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T5" style:family="text">
      <style:text-properties fo:font-variant="normal" fo:text-transform="none" fo:color="#000000" style:text-line-through-style="none" style:text-line-through-type="none" style:text-position="super 58%" style:font-name="Calibri" fo:font-size="11.5pt" fo:font-style="normal" style:text-underline-style="none" fo:font-weight="normal" style:font-name-asian="Calibri1" style:font-size-asian="11.5pt" style:font-style-asian="normal" style:font-weight-asian="normal" style:font-name-complex="Calibri1" style:font-size-complex="11.5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Breakfast club procedures</text:span></text:p>
      <text:list xml:id="list3692208575" text:style-name="WWNum1">
        <text:list-item>
          <text:p text:style-name="P5"><text:span text:style-name="T2">Staff are to be in the building, uniform on and ready to start work 7.30am, breakfast table set up, telephone turned on . </text:span></text:p>
        </text:list-item>
        <text:list-item>
          <text:p text:style-name="P5"><text:span text:style-name="T2">Children arrive at pre-arranged times with their parents, which will be discussed in their induction meeting prior to their child /ren starting with us. This is to ensure we cover our staff to child ratios.</text:span></text:p>
        </text:list-item>
        <text:list-item>
          <text:p text:style-name="P5"><text:span text:style-name="T2">On arrival, all parents will be met at the door when they ring our bell and wait for a staff member to come to the doors to escort the child/ren down into the community room. Parents must make sure that their child has been handed over to a member of staff of the club before leaving the school grounds, as in adverse weather conditions the school may not be able to open, meaning the club may not be able to stay open as well, depending on what health and safety issues the school is closing for. <text:s/></text:span></text:p>
        </text:list-item>
        <text:list-item>
          <text:p text:style-name="P5"><text:span text:style-name="T2">Parents can use this time to air and concerns of any illnesses etc to staff (if they have been vomiting/ill during the night, ALL members of staff have the authority to refuse a child’s access to the club and send them home again, if within any incubation periods)</text:span></text:p>
        </text:list-item>
        <text:list-item>
          <text:p text:style-name="P5"><text:span text:style-name="T2">Staff will the document what time a child has arrived (in the register) then if the child is a full time session (in PINK on the register) the child will be asked what they would like for breakfast, which is a free breakfast this is to encourage all children to eat healthily and to enable them to sustain their learning until lunch time. (if the child is booked in for half session they do not get breakfast) </text:span></text:p>
        </text:list-item>
        <text:list-item>
          <text:p text:style-name="P5"><text:span text:style-name="T2">If a child is not going to attend breakfast club, parents are asked to ring or text us as soon as possible to inform us of any illness or reason why they are not attending. If no one rings before 8.25am, a text will be sent out to both parents (where applicable) and ask if the child is ok, as they should be in attendance that morning, and we have a legal right to document their absence and follow up with a question to parents why they haven’t turned up. (if we seem to be doing this on a regular basis, we will invite the family in to discuss the reasons for not letting us know, and discuss any issues that may come out of this discussion. </text:span></text:p>
        </text:list-item>
        <text:list-item>
          <text:p text:style-name="P5"><text:span text:style-name="T2">Breakfast cereals will be out on the table for the children to help themselves, under the supervision of club staff, Toast/ crumpets/pancakes will be toasted by staff and served to the child, Last orders for <text:s/>breakfast is 8.15am SHARP, <text:s/>Then the rest of the eating area can be cleared and disinfected. </text:span></text:p>
        </text:list-item>
        <text:list-item>
          <text:p text:style-name="P5"><text:span text:style-name="T2">There may be visitors ringing our doorbell to gain access to the school throughout the session, the club staff will make sure that the visitors should be accessing the school building, by asking the caretaker or a member of the school staff, and if they are not satisfied of their purpose the club staff will not let them gain access to the building.</text:span></text:p>
        </text:list-item>
        <text:list-item>
          <text:p text:style-name="P5"><text:span text:style-name="T2">During the session children will be able to access free play, and to choose how they enjoy their time with the resources supplied. </text:span></text:p>
        </text:list-item>
        <text:list-item>
          <text:p text:style-name="P5"><text:span text:style-name="T2">Through out the session, all members of staff are responsible for the safety of the children and other club staff and visitors within club.</text:span></text:p>
        </text:list-item>
        <text:list-item>
          <text:p text:style-name="P5"><text:span text:style-name="T2">The staff will observe children throughout the session, ensuring they are happy and content playing together, which in turn helps us with our planning for the future. </text:span></text:p>
        </text:list-item>
        <text:list-item>
          <text:p text:style-name="P5"><text:span text:style-name="T2">Children will be encouraged to tidy away and games / toys before playing with anything else, and they will be encouraged to tidy away at the end of the session before going into school. </text:span></text:p>
        </text:list-item>
        <text:list-item>
          <text:p text:style-name="P5"><text:span text:style-name="T2">KS1 and nursery children will leave the room escorted down to class by staff at 8.40am and KS2 will be escorted to the main corridor at 8.50am (unless we have been instructed by teachers or parents of any trips or other reasons for them having to go into school any earlier).</text:span></text:p>
        </text:list-item>
      </text:list>
      <text:p text:style-name="P2"/>
      <text:p text:style-name="P1"><text:span text:style-name="T3">Signed: <text:s text:c="4"/><text:tab/><text:tab/><text:tab/><text:tab/><text:tab/>Role: Owner</text:span></text:p>
      <text:p text:style-name="P1"><text:span text:style-name="T3">Print Name: A. Grosse</text:span></text:p>
      <text:p text:style-name="P2"/>
      <text:p text:style-name="P1"><text:span text:style-name="T3">Reviewed on: <text:s/>October 25<text:tab/><text:tab/> to review again: October 26</text:span></text:p>
      <text:p text:style-name="P2"/>
      <text:p text:style-name="P1"><text:span text:style-name="T3">We the undersigned, have helped to review the policy, and agree to adhere to it at all times:</text:span></text:p>
      <text:p text:style-name="P1"><text:span text:style-name="T3">A Grosse:<text:tab/><text:tab/><text:tab/><text:tab/><text:tab/>Date:</text:span></text:p>
      <text:p text:style-name="P1"><text:span text:style-name="T3">N.Walton:<text:tab/><text:tab/><text:tab/><text:tab/><text:tab/>Date:</text:span></text:p>
      <text:p text:style-name="P1"><text:span text:style-name="T3">H.Bailey:<text:tab/><text:tab/><text:tab/><text:tab/><text:tab/>Date:</text:span></text:p>
      <text:p text:style-name="P1"><text:span text:style-name="T3">T.Quinn:<text:tab/><text:tab/><text:tab/><text:tab/><text:tab/>Date:</text:span></text:p>
      <text:p text:style-name="P1"><text:soft-page-break/><text:span text:style-name="T3">M.Wright:<text:tab/><text:tab/><text:tab/><text:tab/><text:tab/>Date:</text:span></text:p>
      <text:p text:style-name="P1"><text:span text:style-name="T3">K.McGinty:<text:tab/><text:tab/><text:tab/><text:tab/><text:tab/>Date:</text:span></text:p>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MT2" style:family="text">
      <style:text-properties fo:font-variant="normal" fo:text-transform="none" fo:color="#000000" style:text-line-through-style="none" style:text-line-through-type="none" style:text-position="super 58%" style:font-name="Calibri" fo:font-size="11.5pt" fo:font-style="normal" style:text-underline-style="none" fo:font-weight="normal" style:font-name-asian="Calibri1" style:font-size-asian="11.5pt" style:font-style-asian="normal" style:font-weight-asian="normal" style:font-name-complex="Calibri1" style:font-size-complex="11.5pt" style:font-style-complex="normal" style:font-weight-complex="normal"/>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2591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MP1"><text:span text:style-name="MT1">Extra time Policies and Procedures <text:s text:c="32"/><text:tab/>Reviewed 29</text:span><text:span text:style-name="MT2">th</text:span><text:span text:style-name="MT1"> oct 2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5" meta:word-count="751" meta:character-count="4132" meta:non-whitespace-character-count="3339"/>
    <meta:generator>LibreOfficeDev/6.0.5.2$Linux_X86_64 LibreOffice_project/</meta:generator>
  </office:meta>
</office:document-meta>
</file>